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21042210506537E-019" calcext:value-type="float">
            <text:p>-1.21042210506537E-019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1.21042210506537E-019" calcext:value-type="float">
            <text:p>1.210422105065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11]/[.O11]" office:value-type="float" office:value="1.08753007265135" calcext:value-type="float">
            <text:p>1.0875300727</text:p>
          </table:table-cell>
          <table:table-cell table:formula="of:=[.M11]-[.O11]" office:value-type="float" office:value="-9.74210621476201E-021" calcext:value-type="float">
            <text:p>-9.74E-02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4" calcext:value-type="float">
            <text:p>0.0688182226</text:p>
          </table:table-cell>
          <table:table-cell/>
          <table:table-cell table:formula="of:=[.D13]/[.F13]" office:value-type="float" office:value="0.999999999999999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38360831797154E-018" calcext:value-type="float">
            <text:p>-1.38360831797154E-018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38360831797154E-018" calcext:value-type="float">
            <text:p>1.3836083179715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14]/[.O14]" office:value-type="float" office:value="0.983258892933388" calcext:value-type="float">
            <text:p>0.9832588929</text:p>
          </table:table-cell>
          <table:table-cell table:formula="of:=[.M14]-[.O14]" office:value-type="float" office:value="2.355751385102E-020" calcext:value-type="float">
            <text:p>2.36E-02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11300104291775E-019" calcext:value-type="float">
            <text:p>-1.11300104291775E-01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1.11300104291775E-019" calcext:value-type="float">
            <text:p>1.11300104291775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23]/[.O23]" office:value-type="float" office:value="0.490189326879025" calcext:value-type="float">
            <text:p>0.4901893269</text:p>
          </table:table-cell>
          <table:table-cell table:formula="of:=[.M23]-[.O23]" office:value-type="float" office:value="1.25887299928131E-019" calcext:value-type="float">
            <text:p>1.2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40716583182256E-018" calcext:value-type="float">
            <text:p>-1.40716583182256E-018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40716583182256E-018" calcext:value-type="float">
            <text:p>1.40716583182256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26]/[.O26]" office:value-type="float" office:value="0.468978178410033" calcext:value-type="float">
            <text:p>0.4689781784</text:p>
          </table:table-cell>
          <table:table-cell table:formula="of:=[.M26]-[.O26]" office:value-type="float" office:value="1.56665329689156E-018" calcext:value-type="float">
            <text:p>1.5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46929510434668E-019" calcext:value-type="float">
            <text:p>-2.46929510434668E-01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2.46929510434668E-019" calcext:value-type="float">
            <text:p>2.4692951043466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35]/[.O35]" office:value-type="float" office:value="2.2185919052451" calcext:value-type="float">
            <text:p>2.2185919052</text:p>
          </table:table-cell>
          <table:table-cell table:formula="of:=[.M35]-[.O35]" office:value-type="float" office:value="-1.35629406142893E-019" calcext:value-type="float">
            <text:p>-1.3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9502616148631E-018" calcext:value-type="float">
            <text:p>-2.9502616148631E-018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2.9502616148631E-018" calcext:value-type="float">
            <text:p>2.950261614863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38]/[.O38]" office:value-type="float" office:value="2.09659838815296" calcext:value-type="float">
            <text:p>2.0965983882</text:p>
          </table:table-cell>
          <table:table-cell table:formula="of:=[.M38]-[.O38]" office:value-type="float" office:value="-1.54309578304054E-018" calcext:value-type="float">
            <text:p>-1.5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45263319858829E-019" calcext:value-type="float">
            <text:p>-1.45263319858829E-019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1.45263319858829E-019" calcext:value-type="float">
            <text:p>1.45263319858829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formula="of:=[.M47]/[.O47]" office:value-type="float" office:value="0.83326066500593" calcext:value-type="float">
            <text:p>0.833260665</text:p>
          </table:table-cell>
          <table:table-cell table:formula="of:=[.M47]-[.O47]" office:value-type="float" office:value="2.4221109352292E-020" calcext:value-type="float">
            <text:p>2.42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52519957048963E-018" calcext:value-type="float">
            <text:p>-1.52519957048963E-018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52519957048963E-018" calcext:value-type="float">
            <text:p>1.5251995704896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formula="of:=[.M50]/[.O50]" office:value-type="float" office:value="0.907165425916927" calcext:value-type="float">
            <text:p>0.9071654259</text:p>
          </table:table-cell>
          <table:table-cell table:formula="of:=[.M50]-[.O50]" office:value-type="float" office:value="1.4159125251809E-019" calcext:value-type="float">
            <text:p>1.42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59]/[.O59]" office:value-type="float" office:value="0.588278491311643" calcext:value-type="float">
            <text:p>0.5882784913</text:p>
          </table:table-cell>
          <table:table-cell table:formula="of:=[.M59]-[.O59]" office:value-type="float" office:value="1.01666190575839E-019" calcext:value-type="float">
            <text:p>1.0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62]/[.O62]" office:value-type="float" office:value="0.51697095701813" calcext:value-type="float">
            <text:p>0.516970957</text:p>
          </table:table-cell>
          <table:table-cell table:formula="of:=[.M62]-[.O62]" office:value-type="float" office:value="1.42506204437347E-018" calcext:value-type="float">
            <text:p>1.43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71]/[.O71]" office:value-type="float" office:value="1.30514989885381" calcext:value-type="float">
            <text:p>1.3051498989</text:p>
          </table:table-cell>
          <table:table-cell table:formula="of:=[.M71]-[.O71]" office:value-type="float" office:value="-3.3963215567054E-020" calcext:value-type="float">
            <text:p>-3.40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74]/[.O74]" office:value-type="float" office:value="1.0838804752061" calcext:value-type="float">
            <text:p>1.0838804752</text:p>
          </table:table-cell>
          <table:table-cell table:formula="of:=[.M74]-[.O74]" office:value-type="float" office:value="-1.1803373866707E-019" calcext:value-type="float">
            <text:p>-1.18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861524049" calcext:value-type="float">
            <text:p>0.9999998615</text:p>
          </table:table-cell>
          <table:table-cell table:formula="of:=[.D9]-[.F9]" office:value-type="float" office:value="-0.000126396871905854" calcext:value-type="float">
            <text:p>-0.00012639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9]/[.O9]" office:value-type="float" office:value="1.00000000627575" calcext:value-type="float">
            <text:p>1.0000000063</text:p>
          </table:table-cell>
          <table:table-cell table:formula="of:=[.M9]-[.O9]" office:value-type="float" office:value="0.00000572832198031392" calcext:value-type="float">
            <text:p>5.7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1024939" calcext:value-type="float">
            <text:p>1.0000000102</text:p>
          </table:table-cell>
          <table:table-cell table:formula="of:=[.D10]-[.F10]" office:value-type="float" office:value="0.0000344518898600654" calcext:value-type="float">
            <text:p>3.4451889860065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10]/[.O10]" office:value-type="float" office:value="1.00000000639159" calcext:value-type="float">
            <text:p>1.0000000064</text:p>
          </table:table-cell>
          <table:table-cell table:formula="of:=[.M10]-[.O10]" office:value-type="float" office:value="0.0000214844399124559" calcext:value-type="float">
            <text:p>2.15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11]/[.O11]" office:value-type="float" office:value="1.08201578241131" calcext:value-type="float">
            <text:p>1.0820157824</text:p>
          </table:table-cell>
          <table:table-cell table:formula="of:=[.M11]-[.O11]" office:value-type="float" office:value="-2.6335935562996E-015" calcext:value-type="float">
            <text:p>-2.6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6696759194" calcext:value-type="float">
            <text:p>0.9999669676</text:p>
          </table:table-cell>
          <table:table-cell table:formula="of:=[.D12]-[.F12]" office:value-type="float" office:value="-0.000015300401092988" calcext:value-type="float">
            <text:p>-1.5300401092988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12]/[.O12]" office:value-type="float" office:value="0.999999796994004" calcext:value-type="float">
            <text:p>0.999999797</text:p>
          </table:table-cell>
          <table:table-cell table:formula="of:=[.M12]-[.O12]" office:value-type="float" office:value="-0.0000000940311040142916" calcext:value-type="float">
            <text:p>-9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160081909" calcext:value-type="float">
            <text:p>1.0000016008</text:p>
          </table:table-cell>
          <table:table-cell table:formula="of:=[.D13]-[.F13]" office:value-type="float" office:value="0.00000416373096978617" calcext:value-type="float">
            <text:p>4.1637309697861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13]/[.O13]" office:value-type="float" office:value="0.99999986464764" calcext:value-type="float">
            <text:p>0.9999998646</text:p>
          </table:table-cell>
          <table:table-cell table:formula="of:=[.M13]-[.O13]" office:value-type="float" office:value="-0.000000352051579888268" calcext:value-type="float">
            <text:p>-3.5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14]/[.O14]" office:value-type="float" office:value="1.04521294201311" calcext:value-type="float">
            <text:p>1.045212942</text:p>
          </table:table-cell>
          <table:table-cell table:formula="of:=[.M14]-[.O14]" office:value-type="float" office:value="-4.55219579653901E-017" calcext:value-type="float">
            <text:p>-4.55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2443086" calcext:value-type="float">
            <text:p>912.7712824431</text:p>
          </table:table-cell>
          <table:table-cell/>
          <table:table-cell table:formula="of:=[.D21]/[.F21]" office:value-type="float" office:value="0.999999867799796" calcext:value-type="float">
            <text:p>0.9999998678</text:p>
          </table:table-cell>
          <table:table-cell table:formula="of:=[.D21]-[.F21]" office:value-type="float" office:value="-0.00012066854992554" calcext:value-type="float">
            <text:p>-0.000120668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21]/[.O21]" office:value-type="float" office:value="0.999999997677118" calcext:value-type="float">
            <text:p>0.9999999977</text:p>
          </table:table-cell>
          <table:table-cell table:formula="of:=[.M21]-[.O21]" office:value-type="float" office:value="-0.00000212026009194233" calcext:value-type="float">
            <text:p>-2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47924378" calcext:value-type="float">
            <text:p>3361.3614792438</text:p>
          </table:table-cell>
          <table:table-cell/>
          <table:table-cell table:formula="of:=[.D22]/[.F22]" office:value-type="float" office:value="1.00000001664097" calcext:value-type="float">
            <text:p>1.0000000166</text:p>
          </table:table-cell>
          <table:table-cell table:formula="of:=[.D22]-[.F22]" office:value-type="float" office:value="0.0000559363297725213" calcext:value-type="float">
            <text:p>5.5936329772521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22]/[.O22]" office:value-type="float" office:value="0.999999997628488" calcext:value-type="float">
            <text:p>0.9999999976</text:p>
          </table:table-cell>
          <table:table-cell table:formula="of:=[.M22]-[.O22]" office:value-type="float" office:value="-0.00000797151005826891" calcext:value-type="float">
            <text:p>-7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108142709917" calcext:value-type="float">
            <text:p>-3.2110814270991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108142709917" calcext:value-type="float">
            <text:p>3.2110814270991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23]/[.O23]" office:value-type="float" office:value="1.21172399632814" calcext:value-type="float">
            <text:p>1.2117239963</text:p>
          </table:table-cell>
          <table:table-cell table:formula="of:=[.M23]-[.O23]" office:value-type="float" office:value="-6.070874966197E-015" calcext:value-type="float">
            <text:p>-6.0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726933968" calcext:value-type="float">
            <text:p>0.4631937269</text:p>
          </table:table-cell>
          <table:table-cell/>
          <table:table-cell table:formula="of:=[.D24]/[.F24]" office:value-type="float" office:value="0.999966764592649" calcext:value-type="float">
            <text:p>0.9999667646</text:p>
          </table:table-cell>
          <table:table-cell table:formula="of:=[.D24]-[.F24]" office:value-type="float" office:value="-0.0000153944321970023" calcext:value-type="float">
            <text:p>-1.5394432197002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24]/[.O24]" office:value-type="float" office:value="1.00000007545071" calcext:value-type="float">
            <text:p>1.0000000755</text:p>
          </table:table-cell>
          <table:table-cell table:formula="of:=[.M24]-[.O24]" office:value-type="float" office:value="0.0000000349482869865803" calcext:value-type="float">
            <text:p>3.4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67843027" calcext:value-type="float">
            <text:p>2.6010006784</text:p>
          </table:table-cell>
          <table:table-cell/>
          <table:table-cell table:formula="of:=[.D25]/[.F25]" office:value-type="float" office:value="1.00000146546651" calcext:value-type="float">
            <text:p>1.0000014655</text:p>
          </table:table-cell>
          <table:table-cell table:formula="of:=[.D25]-[.F25]" office:value-type="float" office:value="0.0000038116793898979" calcext:value-type="float">
            <text:p>3.811679389897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25]/[.O25]" office:value-type="float" office:value="1.00000005020549" calcext:value-type="float">
            <text:p>1.0000000502</text:p>
          </table:table-cell>
          <table:table-cell table:formula="of:=[.M25]-[.O25]" office:value-type="float" office:value="0.000000130584490332097" calcext:value-type="float">
            <text:p>1.3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0683467915431E-015" calcext:value-type="float">
            <text:p>-1.00683467915431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0683467915431E-015" calcext:value-type="float">
            <text:p>1.006834679154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26]/[.O26]" office:value-type="float" office:value="1.10370160363142" calcext:value-type="float">
            <text:p>1.1037016036</text:p>
          </table:table-cell>
          <table:table-cell table:formula="of:=[.M26]-[.O26]" office:value-type="float" office:value="-9.88773328791151E-017" calcext:value-type="float">
            <text:p>-9.8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90291668" calcext:value-type="float">
            <text:p>912.7712902917</text:p>
          </table:table-cell>
          <table:table-cell/>
          <table:table-cell table:formula="of:=[.D33]/[.F33]" office:value-type="float" office:value="0.999999859201168" calcext:value-type="float">
            <text:p>0.9999998592</text:p>
          </table:table-cell>
          <table:table-cell table:formula="of:=[.D33]-[.F33]" office:value-type="float" office:value="-0.000128517131997796" calcext:value-type="float">
            <text:p>-0.00012851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33]/[.O33]" office:value-type="float" office:value="1.00000000859863" calcext:value-type="float">
            <text:p>1.0000000086</text:p>
          </table:table-cell>
          <table:table-cell table:formula="of:=[.M33]-[.O33]" office:value-type="float" office:value="0.00000784858207225625" calcext:value-type="float">
            <text:p>7.8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869973" calcext:value-type="float">
            <text:p>3361.3615086997</text:p>
          </table:table-cell>
          <table:table-cell/>
          <table:table-cell table:formula="of:=[.D34]/[.F34]" office:value-type="float" office:value="1.00000000787787" calcext:value-type="float">
            <text:p>1.0000000079</text:p>
          </table:table-cell>
          <table:table-cell table:formula="of:=[.D34]-[.F34]" office:value-type="float" office:value="0.0000264803798017965" calcext:value-type="float">
            <text:p>2.6480379801796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34]/[.O34]" office:value-type="float" office:value="1.0000000087631" calcext:value-type="float">
            <text:p>1.0000000088</text:p>
          </table:table-cell>
          <table:table-cell table:formula="of:=[.M34]-[.O34]" office:value-type="float" office:value="0.0000294559499707248" calcext:value-type="float">
            <text:p>2.9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86735328610943" calcext:value-type="float">
            <text:p>-2.86735328610943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86735328610943" calcext:value-type="float">
            <text:p>2.8673532861094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35]/[.O35]" office:value-type="float" office:value="0.892955644759137" calcext:value-type="float">
            <text:p>0.8929556448</text:p>
          </table:table-cell>
          <table:table-cell table:formula="of:=[.M35]-[.O35]" office:value-type="float" office:value="3.4372814098974E-015" calcext:value-type="float">
            <text:p>3.4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597954577" calcext:value-type="float">
            <text:p>0.463193598</text:p>
          </table:table-cell>
          <table:table-cell/>
          <table:table-cell table:formula="of:=[.D36]/[.F36]" office:value-type="float" office:value="0.99996704304016" calcext:value-type="float">
            <text:p>0.999967043</text:p>
          </table:table-cell>
          <table:table-cell table:formula="of:=[.D36]-[.F36]" office:value-type="float" office:value="-0.0000152654528060014" calcext:value-type="float">
            <text:p>-1.52654528060014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36]/[.O36]" office:value-type="float" office:value="0.999999721543312" calcext:value-type="float">
            <text:p>0.9999997215</text:p>
          </table:table-cell>
          <table:table-cell table:formula="of:=[.M36]-[.O36]" office:value-type="float" office:value="-0.000000128979391000872" calcext:value-type="float">
            <text:p>-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1957942" calcext:value-type="float">
            <text:p>2.6010001958</text:p>
          </table:table-cell>
          <table:table-cell/>
          <table:table-cell table:formula="of:=[.D37]/[.F37]" office:value-type="float" office:value="1.00000165102466" calcext:value-type="float">
            <text:p>1.000001651</text:p>
          </table:table-cell>
          <table:table-cell table:formula="of:=[.D37]-[.F37]" office:value-type="float" office:value="0.00000429431546011827" calcext:value-type="float">
            <text:p>4.2943154601182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37]/[.O37]" office:value-type="float" office:value="0.999999814442159" calcext:value-type="float">
            <text:p>0.9999998144</text:p>
          </table:table-cell>
          <table:table-cell table:formula="of:=[.M37]-[.O37]" office:value-type="float" office:value="-0.000000482636070220366" calcext:value-type="float">
            <text:p>-4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53479304240585E-016" calcext:value-type="float">
            <text:p>-9.5347930424058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9.53479304240585E-016" calcext:value-type="float">
            <text:p>9.5347930424058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38]/[.O38]" office:value-type="float" office:value="0.947006816492911" calcext:value-type="float">
            <text:p>0.9470068165</text:p>
          </table:table-cell>
          <table:table-cell table:formula="of:=[.M38]-[.O38]" office:value-type="float" office:value="5.3355374913725E-017" calcext:value-type="float">
            <text:p>5.3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2568" calcext:value-type="float">
            <text:p>912.7712881726</text:p>
          </table:table-cell>
          <table:table-cell/>
          <table:table-cell table:formula="of:=[.D45]/[.F45]" office:value-type="float" office:value="0.999999861522778" calcext:value-type="float">
            <text:p>0.9999998615</text:p>
          </table:table-cell>
          <table:table-cell table:formula="of:=[.D45]-[.F45]" office:value-type="float" office:value="-0.000126398031966346" calcext:value-type="float">
            <text:p>-0.00012639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formula="of:=[.M45]/[.O45]" office:value-type="float" office:value="0.999999999998729" calcext:value-type="float">
            <text:p>1</text:p>
          </table:table-cell>
          <table:table-cell table:formula="of:=[.M45]-[.O45]" office:value-type="float" office:value="-0.00000000116006049211137" calcext:value-type="float">
            <text:p>-1.1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3248" calcext:value-type="float">
            <text:p>3361.3615007325</text:p>
          </table:table-cell>
          <table:table-cell/>
          <table:table-cell table:formula="of:=[.D46]/[.F46]" office:value-type="float" office:value="1.00000001024812" calcext:value-type="float">
            <text:p>1.0000000102</text:p>
          </table:table-cell>
          <table:table-cell table:formula="of:=[.D46]-[.F46]" office:value-type="float" office:value="0.0000344476297868823" calcext:value-type="float">
            <text:p>3.4447629786882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formula="of:=[.M46]/[.O46]" office:value-type="float" office:value="0.999999999998733" calcext:value-type="float">
            <text:p>1</text:p>
          </table:table-cell>
          <table:table-cell table:formula="of:=[.M46]-[.O46]" office:value-type="float" office:value="-0.0000000042600731831044" calcext:value-type="float">
            <text:p>-4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97962866549964" calcext:value-type="float">
            <text:p>-2.97962866549964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97962866549964" calcext:value-type="float">
            <text:p>2.979628665499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formula="of:=[.M47]/[.O47]" office:value-type="float" office:value="1.16606502782001" calcext:value-type="float">
            <text:p>1.1660650278</text:p>
          </table:table-cell>
          <table:table-cell table:formula="of:=[.M47]-[.O47]" office:value-type="float" office:value="-4.9481211722949E-015" calcext:value-type="float">
            <text:p>-4.9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884357" calcext:value-type="float">
            <text:p>0.4631936329</text:p>
          </table:table-cell>
          <table:table-cell/>
          <table:table-cell table:formula="of:=[.D48]/[.F48]" office:value-type="float" office:value="0.999966967631893" calcext:value-type="float">
            <text:p>0.9999669676</text:p>
          </table:table-cell>
          <table:table-cell table:formula="of:=[.D48]-[.F48]" office:value-type="float" office:value="-0.0000153003825860143" calcext:value-type="float">
            <text:p>-1.5300382586014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formula="of:=[.M48]/[.O48]" office:value-type="float" office:value="1.00000000003996" calcext:value-type="float">
            <text:p>1</text:p>
          </table:table-cell>
          <table:table-cell table:formula="of:=[.M48]-[.O48]" office:value-type="float" office:value="0.0000000000185069737312915" calcext:value-type="float">
            <text:p>1.8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0872" calcext:value-type="float">
            <text:p>2.6010003263</text:p>
          </table:table-cell>
          <table:table-cell/>
          <table:table-cell table:formula="of:=[.D49]/[.F49]" office:value-type="float" office:value="1.00000160084599" calcext:value-type="float">
            <text:p>1.0000016008</text:p>
          </table:table-cell>
          <table:table-cell table:formula="of:=[.D49]-[.F49]" office:value-type="float" office:value="0.00000416380094003799" calcext:value-type="float">
            <text:p>4.1638009400379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formula="of:=[.M49]/[.O49]" office:value-type="float" office:value="1.0000000000269" calcext:value-type="float">
            <text:p>1</text:p>
          </table:table-cell>
          <table:table-cell table:formula="of:=[.M49]-[.O49]" office:value-type="float" office:value="0.000000000069970251814766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85658803728952E-016" calcext:value-type="float">
            <text:p>-9.8565880372895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85658803728952E-016" calcext:value-type="float">
            <text:p>9.8565880372895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formula="of:=[.M50]/[.O50]" office:value-type="float" office:value="1.06766827743882" calcext:value-type="float">
            <text:p>1.0676682774</text:p>
          </table:table-cell>
          <table:table-cell table:formula="of:=[.M50]-[.O50]" office:value-type="float" office:value="-6.66978333907481E-017" calcext:value-type="float">
            <text:p>-6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57]/[.O57]" office:value-type="float" office:value="0.999999997678389" calcext:value-type="float">
            <text:p>0.9999999977</text:p>
          </table:table-cell>
          <table:table-cell table:formula="of:=[.M57]-[.O57]" office:value-type="float" office:value="-0.00000211910003145022" calcext:value-type="float">
            <text:p>-2.1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58]/[.O58]" office:value-type="float" office:value="0.999999997629755" calcext:value-type="float">
            <text:p>0.9999999976</text:p>
          </table:table-cell>
          <table:table-cell table:formula="of:=[.M58]-[.O58]" office:value-type="float" office:value="-0.0000079672499850858" calcext:value-type="float">
            <text:p>-7.9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59]/[.O59]" office:value-type="float" office:value="1.03915645132887" calcext:value-type="float">
            <text:p>1.0391564513</text:p>
          </table:table-cell>
          <table:table-cell table:formula="of:=[.M59]-[.O59]" office:value-type="float" office:value="-1.1227537939021E-015" calcext:value-type="float">
            <text:p>-1.1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60]/[.O60]" office:value-type="float" office:value="1.00000007541076" calcext:value-type="float">
            <text:p>1.0000000754</text:p>
          </table:table-cell>
          <table:table-cell table:formula="of:=[.M60]-[.O60]" office:value-type="float" office:value="0.000000034929780012849" calcext:value-type="float">
            <text:p>3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61]/[.O61]" office:value-type="float" office:value="1.00000005017859" calcext:value-type="float">
            <text:p>1.0000000502</text:p>
          </table:table-cell>
          <table:table-cell table:formula="of:=[.M61]-[.O61]" office:value-type="float" office:value="0.000000130514520080283" calcext:value-type="float">
            <text:p>1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62]/[.O62]" office:value-type="float" office:value="1.03374955213527" calcext:value-type="float">
            <text:p>1.0337495521</text:p>
          </table:table-cell>
          <table:table-cell table:formula="of:=[.M62]-[.O62]" office:value-type="float" office:value="-3.21794994883671E-017" calcext:value-type="float">
            <text:p>-3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69]/[.O69]" office:value-type="float" office:value="1.00000000627702" calcext:value-type="float">
            <text:p>1.0000000063</text:p>
          </table:table-cell>
          <table:table-cell table:formula="of:=[.M69]-[.O69]" office:value-type="float" office:value="0.00000572948204080603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70]/[.O70]" office:value-type="float" office:value="1.00000000639286" calcext:value-type="float">
            <text:p>1.0000000064</text:p>
          </table:table-cell>
          <table:table-cell table:formula="of:=[.M70]-[.O70]" office:value-type="float" office:value="0.000021488699985639" calcext:value-type="float">
            <text:p>2.1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71]/[.O71]" office:value-type="float" office:value="0.927920619001985" calcext:value-type="float">
            <text:p>0.927920619</text:p>
          </table:table-cell>
          <table:table-cell table:formula="of:=[.M71]-[.O71]" office:value-type="float" office:value="2.3145276159953E-015" calcext:value-type="float">
            <text:p>2.3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72]/[.O72]" office:value-type="float" office:value="0.999999796954048" calcext:value-type="float">
            <text:p>0.999999797</text:p>
          </table:table-cell>
          <table:table-cell table:formula="of:=[.M72]-[.O72]" office:value-type="float" office:value="-0.0000000940496109880229" calcext:value-type="float">
            <text:p>-9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73]/[.O73]" office:value-type="float" office:value="0.999999864620739" calcext:value-type="float">
            <text:p>0.9999998646</text:p>
          </table:table-cell>
          <table:table-cell table:formula="of:=[.M73]-[.O73]" office:value-type="float" office:value="-0.000000352121550140083" calcext:value-type="float">
            <text:p>-3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74]/[.O74]" office:value-type="float" office:value="0.978967872418593" calcext:value-type="float">
            <text:p>0.9789678724</text:p>
          </table:table-cell>
          <table:table-cell table:formula="of:=[.M74]-[.O74]" office:value-type="float" office:value="2.1175875425358E-017" calcext:value-type="float">
            <text:p>2.1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98291071" calcext:value-type="float">
            <text:p>912.7711982911</text:p>
          </table:table-cell>
          <table:table-cell/>
          <table:table-cell table:style-name="ce4" table:formula="of:=['After 77 sec tol. 1e-8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01530276" calcext:value-type="float">
            <text:p>0.9999999015</text:p>
          </table:table-cell>
          <table:table-cell table:formula="of:=[.D9]-[.F9]" office:value-type="float" office:value="-0.0000898803369864254" calcext:value-type="float">
            <text:p>-8.988033698642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55909071711358" calcext:value-type="float">
            <text:p>2.56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532711" calcext:value-type="float">
            <text:p>3361.3615253271</text:p>
          </table:table-cell>
          <table:table-cell/>
          <table:table-cell table:style-name="ce4" table:formula="of:=['After 77 sec tol. 1e-8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731813" calcext:value-type="float">
            <text:p>1.0000000073</text:p>
          </table:table-cell>
          <table:table-cell table:formula="of:=[.D10]-[.F10]" office:value-type="float" office:value="0.0000245988899223448" calcext:value-type="float">
            <text:p>2.4598889922344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69976099440828" calcext:value-type="float">
            <text:p>9.7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11]/[.O11]" office:value-type="float" office:value="0.979536410479799" calcext:value-type="float">
            <text:p>0.9795364105</text:p>
          </table:table-cell>
          <table:table-cell table:formula="of:=[.M11]-[.O11]" office:value-type="float" office:value="7.25848771207899E-016" calcext:value-type="float">
            <text:p>7.2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89005836838" calcext:value-type="float">
            <text:p>0.4631890058</text:p>
          </table:table-cell>
          <table:table-cell/>
          <table:table-cell table:style-name="ce4" table:formula="of:=['After 77 sec tol. 1e-8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0010514616" calcext:value-type="float">
            <text:p>0.9999900105</text:p>
          </table:table-cell>
          <table:table-cell table:formula="of:=[.D12]-[.F12]" office:value-type="float" office:value="-0.00000462706602599727" calcext:value-type="float">
            <text:p>-4.62706602599727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12]/[.O12]" office:value-type="float" office:value="0.999999999990878" calcext:value-type="float">
            <text:p>1</text:p>
          </table:table-cell>
          <table:table-cell table:formula="of:=[.M12]-[.O12]" office:value-type="float" office:value="-0.00000000000422500923136226" calcext:value-type="float">
            <text:p>-4.23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58945763" calcext:value-type="float">
            <text:p>2.6010015895</text:p>
          </table:table-cell>
          <table:table-cell/>
          <table:table-cell table:style-name="ce4" table:formula="of:=['After 77 sec tol. 1e-8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48561276" calcext:value-type="float">
            <text:p>1.0000004856</text:p>
          </table:table-cell>
          <table:table-cell table:formula="of:=[.D13]-[.F13]" office:value-type="float" office:value="0.00000126307893966171" calcext:value-type="float">
            <text:p>1.2630789396617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13]/[.O13]" office:value-type="float" office:value="0.999999999993906" calcext:value-type="float">
            <text:p>1</text:p>
          </table:table-cell>
          <table:table-cell table:formula="of:=[.M13]-[.O13]" office:value-type="float" office:value="-0.0000000000158495438995487" calcext:value-type="float">
            <text:p>-1.5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14]/[.O14]" office:value-type="float" office:value="0.956677009032897" calcext:value-type="float">
            <text:p>0.956677009</text:p>
          </table:table-cell>
          <table:table-cell table:formula="of:=[.M14]-[.O14]" office:value-type="float" office:value="4.76558301847301E-017" calcext:value-type="float">
            <text:p>4.7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.99999999999999" calcext:value-type="float">
            <text:p>1</text:p>
          </table:table-cell>
          <table:table-cell table:formula="of:=[.M15]-[.O15]" office:value-type="float" office:value="-0.00000000000099475983006414" calcext:value-type="float">
            <text:p>-9.95E-013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152" calcext:value-type="float">
            <text:p>912.7712881712</text:p>
          </table:table-cell>
          <table:table-cell/>
          <table:table-cell table:formula="of:=[.D21]/[.F21]" office:value-type="float" office:value="0.999999901530556" calcext:value-type="float">
            <text:p>0.9999999015</text:p>
          </table:table-cell>
          <table:table-cell table:formula="of:=[.D21]-[.F21]" office:value-type="float" office:value="-0.0000898800810773537" calcext:value-type="float">
            <text:p>-8.9880081077353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21]/[.O21]" office:value-type="float" office:value="0.999999999999965" calcext:value-type="float">
            <text:p>1</text:p>
          </table:table-cell>
          <table:table-cell table:formula="of:=[.M21]-[.O21]" office:value-type="float" office:value="-0.0000000000320596882374957" calcext:value-type="float">
            <text:p>-3.2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725" calcext:value-type="float">
            <text:p>3361.3615007273</text:p>
          </table:table-cell>
          <table:table-cell/>
          <table:table-cell table:formula="of:=[.D22]/[.F22]" office:value-type="float" office:value="1.00000000731842" calcext:value-type="float">
            <text:p>1.0000000073</text:p>
          </table:table-cell>
          <table:table-cell table:formula="of:=[.D22]-[.F22]" office:value-type="float" office:value="0.0000245998598984443" calcext:value-type="float">
            <text:p>2.4599859898444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22]/[.O22]" office:value-type="float" office:value="0.999999999999964" calcext:value-type="float">
            <text:p>1</text:p>
          </table:table-cell>
          <table:table-cell table:formula="of:=[.M22]-[.O22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4702565984992" calcext:value-type="float">
            <text:p>-3.54702565984992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4702565984992" calcext:value-type="float">
            <text:p>3.5470256598499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23]/[.O23]" office:value-type="float" office:value="0.957428285997774" calcext:value-type="float">
            <text:p>0.957428286</text:p>
          </table:table-cell>
          <table:table-cell table:formula="of:=[.M23]-[.O23]" office:value-type="float" office:value="1.5448979467519E-015" calcext:value-type="float">
            <text:p>1.5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7089" calcext:value-type="float">
            <text:p>0.4631936329</text:p>
          </table:table-cell>
          <table:table-cell/>
          <table:table-cell table:formula="of:=[.D24]/[.F24]" office:value-type="float" office:value="0.999990010505494" calcext:value-type="float">
            <text:p>0.9999900105</text:p>
          </table:table-cell>
          <table:table-cell table:formula="of:=[.D24]-[.F24]" office:value-type="float" office:value="-0.0000046270702510065" calcext:value-type="float">
            <text:p>-4.62707025100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24]/[.O24]" office:value-type="float" office:value="1.00000000000109" calcext:value-type="float">
            <text:p>1</text:p>
          </table:table-cell>
          <table:table-cell table:formula="of:=[.M24]-[.O24]" office:value-type="float" office:value="0.000000000000505984143472915" calcext:value-type="float">
            <text:p>5.0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9454" calcext:value-type="float">
            <text:p>2.6010003264</text:p>
          </table:table-cell>
          <table:table-cell/>
          <table:table-cell table:formula="of:=[.D25]/[.F25]" office:value-type="float" office:value="1.00000048560666" calcext:value-type="float">
            <text:p>1.0000004856</text:p>
          </table:table-cell>
          <table:table-cell table:formula="of:=[.D25]-[.F25]" office:value-type="float" office:value="0.00000126306309011781" calcext:value-type="float">
            <text:p>1.2630630901178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25]/[.O25]" office:value-type="float" office:value="1.00000000000073" calcext:value-type="float">
            <text:p>1</text:p>
          </table:table-cell>
          <table:table-cell table:formula="of:=[.M25]-[.O25]" office:value-type="float" office:value="0.00000000000190025772894842" calcext:value-type="float">
            <text:p>1.9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0001246730443E-015" calcext:value-type="float">
            <text:p>-1.1000124673044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10001246730443E-015" calcext:value-type="float">
            <text:p>1.1000124673044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26]/[.O26]" office:value-type="float" office:value="0.976617855880699" calcext:value-type="float">
            <text:p>0.9766178559</text:p>
          </table:table-cell>
          <table:table-cell table:formula="of:=[.M26]-[.O26]" office:value-type="float" office:value="2.51954788721801E-017" calcext:value-type="float">
            <text:p>2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27]/[.F27]" office:value-type="float" office:value="1.00000000000001" calcext:value-type="float">
            <text:p>1</text:p>
          </table:table-cell>
          <table:table-cell table:formula="of:=[.D27]-[.F27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4" calcext:value-type="float">
            <text:p>912.7712881714</text:p>
          </table:table-cell>
          <table:table-cell/>
          <table:table-cell table:formula="of:=[.D33]/[.F33]" office:value-type="float" office:value="0.999999901530241" calcext:value-type="float">
            <text:p>0.9999999015</text:p>
          </table:table-cell>
          <table:table-cell table:formula="of:=[.D33]-[.F33]" office:value-type="float" office:value="-0.0000898803690461136" calcext:value-type="float">
            <text:p>-8.9880369046113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87968759948853" calcext:value-type="float">
            <text:p>2.8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34" calcext:value-type="float">
            <text:p>3361.3615007283</text:p>
          </table:table-cell>
          <table:table-cell/>
          <table:table-cell table:formula="of:=[.D34]/[.F34]" office:value-type="float" office:value="1.0000000073181" calcext:value-type="float">
            <text:p>1.0000000073</text:p>
          </table:table-cell>
          <table:table-cell table:formula="of:=[.D34]-[.F34]" office:value-type="float" office:value="0.0000245987698690442" calcext:value-type="float">
            <text:p>2.4598769869044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34]/[.O34]" office:value-type="float" office:value="1.00000000000032" calcext:value-type="float">
            <text:p>1</text:p>
          </table:table-cell>
          <table:table-cell table:formula="of:=[.M34]-[.O34]" office:value-type="float" office:value="0.00000000109002940007485" calcext:value-type="float">
            <text:p>1.0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62893057740432" calcext:value-type="float">
            <text:p>-3.62893057740432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62893057740432" calcext:value-type="float">
            <text:p>3.6289305774043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35]/[.O35]" office:value-type="float" office:value="1.02309115450771" calcext:value-type="float">
            <text:p>1.0230911545</text:p>
          </table:table-cell>
          <table:table-cell table:formula="of:=[.M35]-[.O35]" office:value-type="float" office:value="-8.19049175544003E-016" calcext:value-type="float">
            <text:p>-8.1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358" calcext:value-type="float">
            <text:p>0.4631936329</text:p>
          </table:table-cell>
          <table:table-cell/>
          <table:table-cell table:formula="of:=[.D36]/[.F36]" office:value-type="float" office:value="0.999990010515708" calcext:value-type="float">
            <text:p>0.9999900105</text:p>
          </table:table-cell>
          <table:table-cell table:formula="of:=[.D36]-[.F36]" office:value-type="float" office:value="-0.00000462706552001313" calcext:value-type="float">
            <text:p>-4.6270655200131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36]/[.O36]" office:value-type="float" office:value="0.999999999989786" calcext:value-type="float">
            <text:p>1</text:p>
          </table:table-cell>
          <table:table-cell table:formula="of:=[.M36]-[.O36]" office:value-type="float" office:value="-0.00000000000473099337483518" calcext:value-type="float">
            <text:p>-4.7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679" calcext:value-type="float">
            <text:p>2.6010003264</text:p>
          </table:table-cell>
          <table:table-cell/>
          <table:table-cell table:formula="of:=[.D37]/[.F37]" office:value-type="float" office:value="1.00000048561349" calcext:value-type="float">
            <text:p>1.0000004856</text:p>
          </table:table-cell>
          <table:table-cell table:formula="of:=[.D37]-[.F37]" office:value-type="float" office:value="0.00000126308083991944" calcext:value-type="float">
            <text:p>1.2630808399194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37]/[.O37]" office:value-type="float" office:value="0.999999999993176" calcext:value-type="float">
            <text:p>1</text:p>
          </table:table-cell>
          <table:table-cell table:formula="of:=[.M37]-[.O37]" office:value-type="float" office:value="-0.0000000000177498016284972" calcext:value-type="float">
            <text:p>-1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7755211599188E-015" calcext:value-type="float">
            <text:p>-1.07755211599188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7755211599188E-015" calcext:value-type="float">
            <text:p>1.0775521159918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38]/[.O38]" office:value-type="float" office:value="0.979581730225668" calcext:value-type="float">
            <text:p>0.9795817302</text:p>
          </table:table-cell>
          <table:table-cell table:formula="of:=[.M38]-[.O38]" office:value-type="float" office:value="2.24603513125501E-017" calcext:value-type="float">
            <text:p>2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21" calcext:value-type="float">
            <text:p>912.7712881714</text:p>
          </table:table-cell>
          <table:table-cell/>
          <table:table-cell table:formula="of:=[.D45]/[.F45]" office:value-type="float" office:value="0.999999901530262" calcext:value-type="float">
            <text:p>0.9999999015</text:p>
          </table:table-cell>
          <table:table-cell table:formula="of:=[.D45]-[.F45]" office:value-type="float" office:value="-0.0000898803500604117" calcext:value-type="float">
            <text:p>-8.9880350060411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130739863379858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26" calcext:value-type="float">
            <text:p>3361.3615007283</text:p>
          </table:table-cell>
          <table:table-cell/>
          <table:table-cell table:formula="of:=[.D46]/[.F46]" office:value-type="float" office:value="1.00000000731812" calcext:value-type="float">
            <text:p>1.0000000073</text:p>
          </table:table-cell>
          <table:table-cell table:formula="of:=[.D46]-[.F46]" office:value-type="float" office:value="0.0000245988499045779" calcext:value-type="float">
            <text:p>2.4598849904577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formula="of:=[.M46]/[.O46]" office:value-type="float" office:value="0.999999999999988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0474866294108" calcext:value-type="float">
            <text:p>-3.104748662941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310474866294108" calcext:value-type="float">
            <text:p>3.104748662941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formula="of:=[.M47]/[.O47]" office:value-type="float" office:value="1.11907312311646" calcext:value-type="float">
            <text:p>1.1190731231</text:p>
          </table:table-cell>
          <table:table-cell table:formula="of:=[.M47]-[.O47]" office:value-type="float" office:value="-3.6969211978805E-015" calcext:value-type="float">
            <text:p>-3.7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669" calcext:value-type="float">
            <text:p>0.4631936329</text:p>
          </table:table-cell>
          <table:table-cell/>
          <table:table-cell table:formula="of:=[.D48]/[.F48]" office:value-type="float" office:value="0.999990010515037" calcext:value-type="float">
            <text:p>0.9999900105</text:p>
          </table:table-cell>
          <table:table-cell table:formula="of:=[.D48]-[.F48]" office:value-type="float" office:value="-0.0000046270658309866" calcext:value-type="float">
            <text:p>-4.6270658309866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95010674275409" calcext:value-type="float">
            <text:p>1.9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795" calcext:value-type="float">
            <text:p>2.6010003264</text:p>
          </table:table-cell>
          <table:table-cell/>
          <table:table-cell table:formula="of:=[.D49]/[.F49]" office:value-type="float" office:value="1.00000048561304" calcext:value-type="float">
            <text:p>1.0000004856</text:p>
          </table:table-cell>
          <table:table-cell table:formula="of:=[.D49]-[.F49]" office:value-type="float" office:value="0.00000126307967995842" calcext:value-type="float">
            <text:p>1.2630796799584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740296712820054" calcext:value-type="float">
            <text:p>7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65752728726442E-016" calcext:value-type="float">
            <text:p>-9.6575272872644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65752728726442E-016" calcext:value-type="float">
            <text:p>9.6575272872644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formula="of:=[.M50]/[.O50]" office:value-type="float" office:value="1.08967503359526" calcext:value-type="float">
            <text:p>1.0896750336</text:p>
          </table:table-cell>
          <table:table-cell table:formula="of:=[.M50]-[.O50]" office:value-type="float" office:value="-8.66039083932581E-017" calcext:value-type="float">
            <text:p>-8.6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58]/[.O58]" office:value-type="float" office:value="0.999999999999976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59]/[.O59]" office:value-type="float" office:value="0.855554714182994" calcext:value-type="float">
            <text:p>0.8555547142</text:p>
          </table:table-cell>
          <table:table-cell table:formula="of:=[.M59]-[.O59]" office:value-type="float" office:value="5.2418191446324E-015" calcext:value-type="float">
            <text:p>5.2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60]/[.O60]" office:value-type="float" office:value="1.00000000000067" calcext:value-type="float">
            <text:p>1</text:p>
          </table:table-cell>
          <table:table-cell table:formula="of:=[.M60]-[.O60]" office:value-type="float" office:value="0.000000000000310973469197506" calcext:value-type="float">
            <text:p>3.1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61]/[.O61]" office:value-type="float" office:value="1.00000000000045" calcext:value-type="float">
            <text:p>1</text:p>
          </table:table-cell>
          <table:table-cell table:formula="of:=[.M61]-[.O61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62]/[.O62]" office:value-type="float" office:value="0.896246886246864" calcext:value-type="float">
            <text:p>0.8962468862</text:p>
          </table:table-cell>
          <table:table-cell table:formula="of:=[.M62]-[.O62]" office:value-type="float" office:value="1.11799387265438E-016" calcext:value-type="float">
            <text:p>1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68983058049344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10099938663188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71]/[.O71]" office:value-type="float" office:value="0.875310460277992" calcext:value-type="float">
            <text:p>0.8753104603</text:p>
          </table:table-cell>
          <table:table-cell table:formula="of:=[.M71]-[.O71]" office:value-type="float" office:value="4.4227699690884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72]/[.O72]" office:value-type="float" office:value="0.999999999990457" calcext:value-type="float">
            <text:p>1</text:p>
          </table:table-cell>
          <table:table-cell table:formula="of:=[.M72]-[.O72]" office:value-type="float" office:value="-0.00000000000442001990563767" calcext:value-type="float">
            <text:p>-4.4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73]/[.O73]" office:value-type="float" office:value="0.999999999993622" calcext:value-type="float">
            <text:p>1</text:p>
          </table:table-cell>
          <table:table-cell table:formula="of:=[.M73]-[.O73]" office:value-type="float" office:value="-0.0000000000165898406123688" calcext:value-type="float">
            <text:p>-1.6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74]/[.O74]" office:value-type="float" office:value="0.87794707553907" calcext:value-type="float">
            <text:p>0.8779470755</text:p>
          </table:table-cell>
          <table:table-cell table:formula="of:=[.M74]-[.O74]" office:value-type="float" office:value="1.34259738577988E-016" calcext:value-type="float">
            <text:p>1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21511256" calcext:value-type="float">
            <text:p>912.7712151126</text:p>
          </table:table-cell>
          <table:table-cell/>
          <table:table-cell table:style-name="ce4" table:formula="of:=['After 77 sec tol. 1e-14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19959305" calcext:value-type="float">
            <text:p>0.99999992</text:p>
          </table:table-cell>
          <table:table-cell table:formula="of:=[.D9]-[.F9]" office:value-type="float" office:value="-0.0000730588479882499" calcext:value-type="float">
            <text:p>-7.3058847988249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109139364212751" calcext:value-type="float">
            <text:p>1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073284" calcext:value-type="float">
            <text:p>3361.3615207328</text:p>
          </table:table-cell>
          <table:table-cell/>
          <table:table-cell table:style-name="ce4" table:formula="of:=['After 77 sec tol. 1e-14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595134" calcext:value-type="float">
            <text:p>1.000000006</text:p>
          </table:table-cell>
          <table:table-cell table:formula="of:=[.D10]-[.F10]" office:value-type="float" office:value="0.0000200046197278425" calcext:value-type="float">
            <text:p>2.0004619727842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500222085975111" calcext:value-type="float">
            <text:p>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11]/[.O11]" office:value-type="float" office:value="0.987332328202296" calcext:value-type="float">
            <text:p>0.9873323282</text:p>
          </table:table-cell>
          <table:table-cell table:formula="of:=[.M11]-[.O11]" office:value-type="float" office:value="4.457777210264E-016" calcext:value-type="float">
            <text:p>4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90155453601" calcext:value-type="float">
            <text:p>0.4631901555</text:p>
          </table:table-cell>
          <table:table-cell/>
          <table:table-cell table:style-name="ce4" table:formula="of:=['After 77 sec tol. 1e-14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2492450207" calcext:value-type="float">
            <text:p>0.9999924925</text:p>
          </table:table-cell>
          <table:table-cell table:formula="of:=[.D12]-[.F12]" office:value-type="float" office:value="-0.00000347744926298965" calcext:value-type="float">
            <text:p>-3.477449262989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12]/[.O12]" office:value-type="float" office:value="0.999999999999564" calcext:value-type="float">
            <text:p>1</text:p>
          </table:table-cell>
          <table:table-cell table:formula="of:=[.M12]-[.O12]" office:value-type="float" office:value="-0.000000000000202005079330547" calcext:value-type="float">
            <text:p>-2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27605242" calcext:value-type="float">
            <text:p>2.6010012761</text:p>
          </table:table-cell>
          <table:table-cell/>
          <table:table-cell table:style-name="ce4" table:formula="of:=['After 77 sec tol. 1e-14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36511865" calcext:value-type="float">
            <text:p>1.0000003651</text:p>
          </table:table-cell>
          <table:table-cell table:formula="of:=[.D13]-[.F13]" office:value-type="float" office:value="0.000000949673729877532" calcext:value-type="float">
            <text:p>9.4967372987753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13]/[.O13]" office:value-type="float" office:value="0.999999999999708" calcext:value-type="float">
            <text:p>1</text:p>
          </table:table-cell>
          <table:table-cell table:formula="of:=[.M13]-[.O13]" office:value-type="float" office:value="-0.000000000000759836638053457" calcext:value-type="float">
            <text:p>-7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14]/[.O14]" office:value-type="float" office:value="0.985701063890564" calcext:value-type="float">
            <text:p>0.9857010639</text:p>
          </table:table-cell>
          <table:table-cell table:formula="of:=[.M14]-[.O14]" office:value-type="float" office:value="1.526586596054E-017" calcext:value-type="float">
            <text:p>1.5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397" calcext:value-type="float">
            <text:p>912.7712881714</text:p>
          </table:table-cell>
          <table:table-cell/>
          <table:table-cell table:formula="of:=[.D21]/[.F21]" office:value-type="float" office:value="0.999999919959317" calcext:value-type="float">
            <text:p>0.99999992</text:p>
          </table:table-cell>
          <table:table-cell table:formula="of:=[.D21]-[.F21]" office:value-type="float" office:value="-0.0000730588370743135" calcext:value-type="float">
            <text:p>-7.3058837074313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21]/[.O21]" office:value-type="float" office:value="0.999999999999984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17" calcext:value-type="float">
            <text:p>3361.3615007282</text:p>
          </table:table-cell>
          <table:table-cell/>
          <table:table-cell table:formula="of:=[.D22]/[.F22]" office:value-type="float" office:value="1.00000000595136" calcext:value-type="float">
            <text:p>1.000000006</text:p>
          </table:table-cell>
          <table:table-cell table:formula="of:=[.D22]-[.F22]" office:value-type="float" office:value="0.0000200046697500511" calcext:value-type="float">
            <text:p>2.0004669750051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22]/[.O22]" office:value-type="float" office:value="0.999999999999985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1901855483177" calcext:value-type="float">
            <text:p>-3.5190185548317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1901855483177" calcext:value-type="float">
            <text:p>3.519018554831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23]/[.O23]" office:value-type="float" office:value="1.00116603057125" calcext:value-type="float">
            <text:p>1.0011660306</text:p>
          </table:table-cell>
          <table:table-cell table:formula="of:=[.M23]-[.O23]" office:value-type="float" office:value="-4.04658572799007E-017" calcext:value-type="float">
            <text:p>-4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3066" calcext:value-type="float">
            <text:p>0.4631936329</text:p>
          </table:table-cell>
          <table:table-cell/>
          <table:table-cell table:formula="of:=[.D24]/[.F24]" office:value-type="float" office:value="0.999992492449771" calcext:value-type="float">
            <text:p>0.9999924924</text:p>
          </table:table-cell>
          <table:table-cell table:formula="of:=[.D24]-[.F24]" office:value-type="float" office:value="-0.00000347744946499473" calcext:value-type="float">
            <text:p>-3.4774494649947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44970710383541" calcext:value-type="float">
            <text:p>2.4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945" calcext:value-type="float">
            <text:p>2.6010003264</text:p>
          </table:table-cell>
          <table:table-cell/>
          <table:table-cell table:formula="of:=[.D25]/[.F25]" office:value-type="float" office:value="1.00000036511836" calcext:value-type="float">
            <text:p>1.0000003651</text:p>
          </table:table-cell>
          <table:table-cell table:formula="of:=[.D25]-[.F25]" office:value-type="float" office:value="0.000000949672970040893" calcext:value-type="float">
            <text:p>9.4967297004089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92015284280933" calcext:value-type="float">
            <text:p>9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762250308024E-015" calcext:value-type="float">
            <text:p>-1.06762250308024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6762250308024E-015" calcext:value-type="float">
            <text:p>1.0676225030802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26]/[.O26]" office:value-type="float" office:value="0.992467270631758" calcext:value-type="float">
            <text:p>0.9924672706</text:p>
          </table:table-cell>
          <table:table-cell table:formula="of:=[.M26]-[.O26]" office:value-type="float" office:value="7.98728379350001E-018" calcext:value-type="float">
            <text:p>7.99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423" calcext:value-type="float">
            <text:p>912.7712881714</text:p>
          </table:table-cell>
          <table:table-cell/>
          <table:table-cell table:formula="of:=[.D33]/[.F33]" office:value-type="float" office:value="0.999999919959289" calcext:value-type="float">
            <text:p>0.99999992</text:p>
          </table:table-cell>
          <table:table-cell table:formula="of:=[.D33]-[.F33]" office:value-type="float" office:value="-0.0000730588629949125" calcext:value-type="float">
            <text:p>-7.3058862994912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33]/[.O33]" office:value-type="float" office:value="1.00000000000003" calcext:value-type="float">
            <text:p>1</text:p>
          </table:table-cell>
          <table:table-cell table:formula="of:=[.M33]-[.O33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27" calcext:value-type="float">
            <text:p>3361.3615007283</text:p>
          </table:table-cell>
          <table:table-cell/>
          <table:table-cell table:formula="of:=[.D34]/[.F34]" office:value-type="float" office:value="1.00000000595133" calcext:value-type="float">
            <text:p>1.000000006</text:p>
          </table:table-cell>
          <table:table-cell table:formula="of:=[.D34]-[.F34]" office:value-type="float" office:value="0.0000200045697056339" calcext:value-type="float">
            <text:p>2.0004569705633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47039419700114" calcext:value-type="float">
            <text:p>-3.47039419700114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47039419700114" calcext:value-type="float">
            <text:p>3.470394197001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35]/[.O35]" office:value-type="float" office:value="0.986182409364149" calcext:value-type="float">
            <text:p>0.9861824094</text:p>
          </table:table-cell>
          <table:table-cell table:formula="of:=[.M35]-[.O35]" office:value-type="float" office:value="4.86243578306301E-016" calcext:value-type="float">
            <text:p>4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2619" calcext:value-type="float">
            <text:p>0.4631936329</text:p>
          </table:table-cell>
          <table:table-cell/>
          <table:table-cell table:formula="of:=[.D36]/[.F36]" office:value-type="float" office:value="0.999992492450735" calcext:value-type="float">
            <text:p>0.9999924925</text:p>
          </table:table-cell>
          <table:table-cell table:formula="of:=[.D36]-[.F36]" office:value-type="float" office:value="-0.00000347744901801894" calcext:value-type="float">
            <text:p>-3.4774490180189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36]/[.O36]" office:value-type="float" office:value="0.999999999999035" calcext:value-type="float">
            <text:p>1</text:p>
          </table:table-cell>
          <table:table-cell table:formula="of:=[.M36]-[.O36]" office:value-type="float" office:value="-0.000000000000446975789714088" calcext:value-type="float">
            <text:p>-4.4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777" calcext:value-type="float">
            <text:p>2.6010003264</text:p>
          </table:table-cell>
          <table:table-cell/>
          <table:table-cell table:formula="of:=[.D37]/[.F37]" office:value-type="float" office:value="1.000000365119" calcext:value-type="float">
            <text:p>1.0000003651</text:p>
          </table:table-cell>
          <table:table-cell table:formula="of:=[.D37]-[.F37]" office:value-type="float" office:value="0.000000949674650030374" calcext:value-type="float">
            <text:p>9.49674650030374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37]/[.O37]" office:value-type="float" office:value="0.999999999999354" calcext:value-type="float">
            <text:p>1</text:p>
          </table:table-cell>
          <table:table-cell table:formula="of:=[.M37]-[.O37]" office:value-type="float" office:value="-0.00000000000167998948086279" calcext:value-type="float">
            <text:p>-1.6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03439209132E-015" calcext:value-type="float">
            <text:p>-1.060343920913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603439209132E-015" calcext:value-type="float">
            <text:p>1.060343920913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38]/[.O38]" office:value-type="float" office:value="0.993182438412416" calcext:value-type="float">
            <text:p>0.9931824384</text:p>
          </table:table-cell>
          <table:table-cell table:formula="of:=[.M38]-[.O38]" office:value-type="float" office:value="7.27858216704001E-018" calcext:value-type="float">
            <text:p>7.2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912.77121511256" calcext:value-type="float">
            <text:p>912.77121511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912.771288171408" calcext:value-type="float">
            <text:p>9.1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361.36152073284" calcext:value-type="float">
            <text:p>3361.36152073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361.36150072822" calcext:value-type="float">
            <text:p>3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-0.0000000000000347444078272913" calcext:value-type="float">
            <text:p>-3.47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.463190155453601" calcext:value-type="float">
            <text:p>0.46319015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63193632902864" calcext:value-type="float">
            <text:p>4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0100127605242" calcext:value-type="float">
            <text:p>2.60100127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60100032637869" calcext:value-type="float">
            <text:p>2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1.0523566371197E-015" calcext:value-type="float">
            <text:p>-1.0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12.771288171423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361.3615007282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47039419700114" calcext:value-type="float">
            <text:p>3.4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63193632902619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0100032637777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603439209132E-015" calcext:value-type="float">
            <text:p>1.0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12.771288171397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61.3615007281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351901855483177" calcext:value-type="float">
            <text:p>3.5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63193632903066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0100032637945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06762250308024E-015" calcext:value-type="float">
            <text:p>1.0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35:44.93187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08:59:32.331849411</dc:date>
    <dc:creator>Stacha Petrovic</dc:creator>
    <meta:editing-duration>P8DT13H58M57S</meta:editing-duration>
    <meta:editing-cycles>260</meta:editing-cycles>
    <meta:document-statistic meta:table-count="4" meta:cell-count="1620" meta:object-count="0"/>
    <meta:user-defined meta:name="qrichtext">1</meta:user-defined>
  </office:meta>
</office:document-meta>
</file>